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17700002491000018FBA3CBEE8C.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loext:contextual-spacing="false" fo:margin-top="0in" fo:margin-bottom="0.0693in" fo:orphans="2" fo:widows="2"/>
    </style:style>
    <style:style style:name="P3" style:family="paragraph" style:parent-style-name="body">
      <style:paragraph-properties fo:orphans="2" fo:widows="2"/>
    </style:style>
    <style:style style:name="P4" style:family="paragraph" style:parent-style-name="Standard">
      <style:paragraph-properties loext:contextual-spacing="false" fo:margin-top="0in" fo:margin-bottom="1in" style:line-height-at-least="0.139in" fo:orphans="2" fo:widows="2"/>
    </style:style>
    <style:style style:name="P5" style:family="paragraph" style:parent-style-name="Standard">
      <style:paragraph-properties loext:contextual-spacing="false" fo:margin-top="0.1665in" fo:margin-bottom="0in" style:line-height-at-least="0.139in" fo:orphans="2" fo:widows="2" fo:keep-with-next="always"/>
    </style:style>
    <style:style style:name="P6" style:family="paragraph" style:parent-style-name="Standard">
      <style:paragraph-properties loext:contextual-spacing="false" fo:margin-top="0.0555in" fo:margin-bottom="0in" style:line-height-at-least="0.139in" fo:orphans="2" fo:widows="2" fo:keep-with-next="always"/>
    </style:style>
    <style:style style:name="P7"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8" style:family="paragraph" style:parent-style-name="Standard">
      <style:paragraph-properties loext:contextual-spacing="false" fo:margin-top="0in" fo:margin-bottom="0in" fo:orphans="2" fo:widows="2"/>
    </style:style>
    <style:style style:name="P9" style:family="paragraph" style:parent-style-name="sectionheading">
      <style:paragraph-properties loext:contextual-spacing="false" fo:margin-top="0.0417in" fo:margin-bottom="0.0555in" fo:orphans="2" fo:widows="2"/>
    </style:style>
    <style:style style:name="P10" style:family="paragraph" style:parent-style-name="sectionheading">
      <style:paragraph-properties loext:contextual-spacing="false" fo:margin-top="0.028in" fo:margin-bottom="0.0555in" fo:orphans="2" fo:widows="2"/>
    </style:style>
    <style:style style:name="P11" style:family="paragraph" style:parent-style-name="body">
      <style:paragraph-properties fo:orphans="2" fo:widows="2"/>
      <style:text-properties style:font-name="Times New Roman" fo:font-size="10.5pt" style:font-size-asian="10.5pt" style:font-size-complex="10.5pt"/>
    </style:style>
    <style:style style:name="P12" style:family="paragraph" style:parent-style-name="Heading_20_3">
      <style:paragraph-properties loext:contextual-spacing="false" fo:margin-top="0in" fo:margin-bottom="0.0693in" fo:orphans="2" fo:widows="2"/>
    </style:style>
    <style:style style:name="P13" style:family="paragraph" style:parent-style-name="Heading_20_3">
      <style:paragraph-properties loext:contextual-spacing="false" fo:margin-top="0.0417in" fo:margin-bottom="0.0693in" fo:orphans="2" fo:widows="2"/>
    </style:style>
    <style:style style:name="P14" style:family="paragraph" style:parent-style-name="Heading_20_2">
      <style:paragraph-properties loext:contextual-spacing="false" fo:margin-top="0in" fo:margin-bottom="0.0972in" fo:orphans="2" fo:widows="2"/>
    </style:style>
    <style:style style:name="P15" style:family="paragraph" style:parent-style-name="Heading_20_1" style:master-page-name="Standard">
      <style:paragraph-properties loext:contextual-spacing="false" fo:margin-top="0in" fo:margin-bottom="0in" fo:orphans="2" fo:widows="2" style:page-number="auto"/>
    </style:style>
    <style:style style:name="P1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ArialMT" fo:font-size="14pt" fo:letter-spacing="normal" style:letter-kerning="false" style:font-name-asian="ArialMT" style:font-size-asian="14pt" style:font-name-complex="ArialMT" style:font-size-complex="14pt"/>
    </style:style>
    <style:style style:name="T8" style:family="text">
      <style:text-properties fo:color="#262626" style:text-outline="false" style:font-name="Times New Roman" fo:font-size="14pt" fo:letter-spacing="normal" style:letter-kerning="false" style:font-name-asian="ArialMT" style:font-size-asian="14pt" style:font-name-complex="ArialMT" style:font-size-complex="14pt"/>
    </style:style>
    <style:style style:name="T9" style:family="text">
      <style:text-properties fo:color="#262626" style:text-outline="false" style:font-name="Times New Roman" fo:letter-spacing="normal" style:letter-kerning="false" style:font-name-asian="ArialMT" style:font-name-complex="ArialMT"/>
    </style:style>
    <style:style style:name="T10" style:family="text">
      <style:text-properties style:font-name="Courier New1"/>
    </style:style>
    <style:style style:name="T11" style:family="text">
      <style:text-properties style:font-name="Times New Roman"/>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14456760992" text:id="ct140414456760992">
          <text:insertion>
            <office:change-info>
              <dc:creator>Andy Jefferson</dc:creator>
              <dc:date>2016-01-22T13:31:00</dc:date>
            </office:change-info>
          </text:insertion>
        </text:changed-region>
        <text:changed-region xml:id="ct140414456733264" text:id="ct140414456733264">
          <text:insertion>
            <office:change-info>
              <dc:creator>Craig Russell</dc:creator>
              <dc:date>2016-09-16T12:42:00</dc:date>
            </office:change-info>
          </text:insertion>
        </text:changed-region>
        <text:changed-region xml:id="ct140414438112160" text:id="ct140414438112160">
          <text:insertion>
            <office:change-info>
              <dc:creator>Craig Russell</dc:creator>
              <dc:date>2016-09-23T09:45:00</dc:date>
            </office:change-info>
          </text:insertion>
        </text:changed-region>
        <text:changed-region xml:id="ct140414456815792" text:id="ct140414456815792">
          <text:insertion>
            <office:change-info>
              <dc:creator>Craig Russell</dc:creator>
              <dc:date>2016-09-16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3752in" svg:y="0in">
        <draw:image xlink:href="Pictures/20000009000025F9000000C960F96591.wmf" xlink:type="simple" xlink:show="embed" xlink:actuate="onLoad">
          <text:p/>
        </draw:image>
      </draw:frame>
      <draw:frame text:anchor-type="page" text:anchor-page-number="1" draw:z-index="4" draw:name="Picture 67"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8" draw:name="Picture 70"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9" draw:name="Picture 71"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1" draw:name="Picture 72"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2" draw:name="Picture 73"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3" draw:name="Picture 74"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5" draw:name="Picture 75"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6" draw:name="Picture 76"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7" draw:name="Picture 77"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16"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16" svg:width="2.7913in" svg:height="0.135in" svg:x="-2.3752in" svg:y="0in">
        <draw:image xlink:href="Pictures/2000000900000FB5000000C9DF37253B.wmf" xlink:type="simple" xlink:show="embed" xlink:actuate="onLoad">
          <text:p/>
        </draw:image>
      </draw:frame>
      <text:p text:style-name="P15">The Persistent Object Model</text:p>
      <text:p text:style-name="P4"><draw:frame draw:style-name="fr2" draw:name="graphics1" text:anchor-type="as-char" svg:width="6.5in" svg:height="0.1346in" draw:z-index="20"><draw:image xlink:href="Pictures/20000009000025F9000000C960F96591.wmf" xlink:type="simple" xlink:show="embed" xlink:actuate="onLoad"/></draw:frame></text:p>
      <text:p text:style-name="P3">This chapter specifies the object model for <text:alphabetical-index-mark-start text:id="IMark4681249136" text:main-entry="true"/>persistence capable<text:alphabetical-index-mark-end text:id="IMark4681249136"/> classes. To the extent possible, the object model is the same as the Java object model. Differences between the Java object model and the JDO object model are highlighted.</text:p>
      <text:p text:style-name="P5"><draw:frame draw:style-name="fr2" draw:name="1" text:anchor-type="as-char" svg:width="2.7917in" svg:height="0.1346in" draw:z-index="1"><draw:image xlink:href="Pictures/2000000900000FB5000000C9DF37253B.wmf" xlink:type="simple" xlink:show="embed" xlink:actuate="onLoad"/></draw:frame></text:p>
      <text:h text:style-name="P14"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6"><text:soft-page-break/><draw:frame draw:style-name="fr2" draw:name="2" text:anchor-type="as-char" svg:width="6.5in" svg:height="0.1346in" draw:z-index="2"><draw:image xlink:href="Pictures/20000009000025F9000000C960F96591.wmf" xlink:type="simple" xlink:show="embed" xlink:actuate="onLoad"/></draw:frame></text:p>
      <text:p text:style-name="P1"><text:tab/>Figure 15.0<text:tab/>Instantiated persistent objects</text:p>
      <text:p text:style-name="P3"><draw:frame draw:style-name="fr1" draw:name="Frame1" text:anchor-type="paragraph" svg:x="-0.0008in" svg:y="-0.0008in" fo:min-width="0.0161in" draw:z-index="3"><draw:text-box fo:min-height="0.0161in"><text:p text:style-name="P7"><draw:frame draw:style-name="fr2" draw:name="3" text:anchor-type="as-char" svg:width="6.5in" svg:height="4.4374in" draw:z-index="14"><draw:image xlink:href="Pictures/2000017700002491000018FBA3CBEE8C.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5"><draw:frame draw:style-name="fr2" draw:name="4" text:anchor-type="as-char" svg:width="2.7917in" svg:height="0.1346in" draw:z-index="0"><draw:image xlink:href="Pictures/2000000900000FB5000000C9DF37253B.wmf" xlink:type="simple" xlink:show="embed" xlink:actuate="onLoad"/></draw:frame></text:p>
      <text:h text:style-name="P14"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5"><draw:frame draw:style-name="fr2" draw:name="5" text:anchor-type="as-char" svg:width="2.7917in" svg:height="0.1346in" draw:z-index="0"><draw:image xlink:href="Pictures/2000000900000FB5000000C9DF37253B.wmf" xlink:type="simple" xlink:show="embed" xlink:actuate="onLoad"/></draw:frame></text:p>
      <text:h text:style-name="P14" text:outline-level="2">Architecture</text:h>
      <text:p text:style-name="P3">In Java, variables (including fields of classes) have types. Types are either primitive types or reference types. Reference types are either classes or interfaces. <text:alphabetical-index-mark-start text:id="IMark4681249616" text:main-entry="true"/>Arrays<text:alphabetical-index-mark-end text:id="IMark4681249616"/> are treated as classes.</text:p>
      <text:p text:style-name="P3">An object is an instance of a specific class, determined when the instance is constructed. Instances may be assigned to variables if they are assignment compatible with the variable type. </text:p>
      <text:p text:style-name="P9"><text:bookmark text:name="X-102010278"/><text:tab/><text:tab/>Persistence-capable</text:p>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9"><text:tab/><text:tab/><text:alphabetical-index-mark-start text:id="IMark4681249616" text:main-entry="true"/>First Class Objects<text:alphabetical-index-mark-end text:id="IMark4681249616"/> and <text:alphabetical-index-mark-start text:id="IMark4681249136" text:main-entry="true"/>Second Class Objects<text:alphabetical-index-mark-end text:id="IMark4681249136"/></text:p>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text:alphabetical-index-mark-start text:id="IMark4681249136" text:main-entry="true"/>Collection<text:alphabetical-index-mark-end text:id="IMark4681249136"/>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9"><text:bookmark text:name="X-102010279"/><text:tab/><text:tab/><text:alphabetical-index-mark-start text:id="IMark4681249136" text:main-entry="true"/>First Class Objects<text:alphabetical-index-mark-end text:id="IMark4681249136"/></text:p>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p text:style-name="P9"><text:tab/><text:tab/><text:bookmark text:name="R-1042264T"/><text:bookmark text:name="R-1042264"/><text:alphabetical-index-mark-start text:id="IMark4681249136" text:main-entry="true"/>Second Class Objects<text:alphabetical-index-mark-end text:id="IMark4681249136"/></text:p>
      <text:p text:style-name="P3"><text:alphabetical-index-mark-start text:id="IMark4681249136" text:main-entry="true"/>Second Class Objects<text:alphabetical-index-mark-end text:id="IMark4681249136"/> are either instances of immutable system classes (java.lang.Integer, java.lang.String, etc.), JDO implementation subclasses of <text:alphabetical-index-mark-start text:id="IMark4681249616" text:main-entry="true"/>mutable<text:alphabetical-index-mark-end text:id="IMark4681249616"/> system classes that implement the functionality of their system class (java.util.Date, java.util.HashSet, etc.), or persistence-capable classes.</text:p>
      <text:p text:style-name="P3"><text:span text:style-name="Assertion">A6.3-1 [ </text:span><text:alphabetical-index-mark-start text:id="IMark4681249616" text:main-entry="true"/>Second Class Objects<text:alphabetical-index-mark-end text:id="IMark4681249616"/> of <text:alphabetical-index-mark-start text:id="IMark4681249136" text:main-entry="true"/>mutable<text:alphabetical-index-mark-end text:id="IMark4681249136"/>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text:alphabetical-index-mark-start text:id="IMark4681249136" text:main-entry="true"/>collection<text:alphabetical-index-mark-end text:id="IMark4681249136"/> or a map key or value is identified as embedded (embedded-element, embedded-key, or embedded-value) then any instances so identified in the <text:alphabetical-index-mark-start text:id="IMark4681249616" text:main-entry="true"/>collection<text:alphabetical-index-mark-end text:id="IMark4681249616"/>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4681249616" text:main-entry="true"/>mutable<text:alphabetical-index-mark-end text:id="IMark468124961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text:alphabetical-index-mark-start text:id="IMark4681249616" text:main-entry="true"/>mutable<text:alphabetical-index-mark-end text:id="IMark4681249616"/>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4681249136" text:main-entry="true"/>mutable<text:alphabetical-index-mark-end text:id="IMark4681249136"/> SCO types with instances of JDO implementation subclasses of the <text:alphabetical-index-mark-start text:id="IMark4681250096" text:main-entry="true"/>mutable<text:alphabetical-index-mark-end text:id="IMark4681250096"/>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9"><text:tab/><text:tab/><text:alphabetical-index-mark-start text:id="IMark4681250096" text:main-entry="true"/>Arrays<text:alphabetical-index-mark-end text:id="IMark4681250096"/></text:p>
      <text:p text:style-name="P3"><text:span text:style-name="Assertion">A6.3-8 [ </text:span><text:alphabetical-index-mark-start text:id="IMark4681250096" text:main-entry="true"/>Arrays<text:alphabetical-index-mark-end text:id="IMark4681250096"/>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4681250096" text:main-entry="true"/>Arrays<text:alphabetical-index-mark-end text:id="IMark4681250096"/>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4681249136" text:main-entry="true"/>arrays<text:alphabetical-index-mark-end text:id="IMark4681249136"/>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text:alphabetical-index-mark-start text:id="IMark4681249136" text:main-entry="true"/>Arrays<text:alphabetical-index-mark-end text:id="IMark4681249136"/>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oft-page-break/><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9"><text:tab/><text:tab/>Primitives</text:p>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9"><text:tab/><text:tab/>Interfaces</text:p>
      <text:p text:style-name="P3">Interfaces are types whose values may be instances of any class that declare that they implement that interface. </text:p>
      <text:p text:style-name="P5"><draw:frame draw:style-name="fr2" draw:name="6" text:anchor-type="as-char" svg:width="2.7917in" svg:height="0.1346in" draw:z-index="10"><draw:image xlink:href="Pictures/2000000900000FB5000000C9DF37253B.wmf" xlink:type="simple" xlink:show="embed" xlink:actuate="onLoad"/></draw:frame></text:p>
      <text:h text:style-name="P14" text:outline-level="2">Field types of persistence-capable classes</text:h>
      <text:h text:style-name="P12"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3" text:outline-level="3">Transactional non-persistent fields</text:h>
      <text:p text:style-name="P3"><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3" text:outline-level="3"><text:bookmark text:name="R-1045043"/>Persistent fields</text:h>
      <text:p text:style-name="P10"><text:tab/><text:tab/>Precision of fields</text:p>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p text:style-name="P9"><text:tab/><text:tab/>Primitive types</text:p>
      <text:p text:style-name="P3">JDO implementations must support fields of any of the primitive types </text:p>
      <text:p text:style-name="P2"><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p text:style-name="P9"><text:tab/><text:tab/>Immutable Object Class types</text:p>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4681249136" text:main-entry="true"/><text:span text:style-name="T1">Locale</text:span><text:alphabetical-index-mark-end text:id="IMark4681249136"/><text:span text:style-name="Assertion">]</text:span>, <text:alphabetical-index-mark-start text:id="IMark4681249616" text:main-entry="true"/><text:span text:style-name="T1">Currency</text:span><text:alphabetical-index-mark-end text:id="IMark4681249616"/><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change-start text:change-id="ct140414456760992"/></text:p>
      <text:p text:style-name="P2">•<text:tab/>package java.time: LocalDate, LocalTime, LocalDateTime, Instant, Duration, Period, Year, Month, DayOfWeek, YearMonth, MonthDay, ZoneId, ZoneOffset, OffsetDateTime, ZonedDateTime.<text:change-end text:change-id="ct140414456760992"/></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9"><text:tab/><text:tab/><text:alphabetical-index-mark-start text:id="IMark4681249616" text:main-entry="true"/>Mutable<text:alphabetical-index-mark-end text:id="IMark4681249616"/> Object Class types</text:p>
      <text:p text:style-name="P3">JDO implementations must support fields that reference instances of the following <text:alphabetical-index-mark-start text:id="IMark4681249616" text:main-entry="true"/>mutable<text:alphabetical-index-mark-end text:id="IMark4681249616"/>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4681249616" text:main-entry="true"/><text:span text:style-name="T1">LinkedHashMap</text:span><text:alphabetical-index-mark-end text:id="IMark4681249616"/><text:span text:style-name="Assertion">]</text:span><text:span text:style-name="T1">, </text:span><text:alphabetical-index-mark-start text:id="IMark4681249136" text:main-entry="true"/><text:span text:style-name="T1">LinkedHashSet</text:span><text:alphabetical-index-mark-end text:id="IMark4681249136"/><text:span text:style-name="Assertion">]</text:span>. </text:p>
      <text:p text:style-name="P3">JDO implementations may optionally support fields that reference instances of the following <text:alphabetical-index-mark-start text:id="IMark4681249136" text:main-entry="true"/>mutable<text:alphabetical-index-mark-end text:id="IMark4681249136"/>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4681249136" text:main-entry="true"/>mutable<text:alphabetical-index-mark-end text:id="IMark4681249136"/> object classes when used in a persistent instance is not identical to their behavior in a transient instance. </text:p>
      <text:p text:style-name="P3">Portable JDO applications must not depend on whether instances of these classes referenced by fields are treated as SCOs or FCOs.</text:p>
      <text:p text:style-name="P9"><text:tab/><text:tab/>Persistence-capable Class types</text:p>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p text:style-name="P9"><text:bookmark text:name="X-102010282"/><text:soft-page-break/><text:tab/><text:tab/><text:alphabetical-index-mark-start text:id="IMark4681249136" text:main-entry="true"/>Object Class type<text:alphabetical-index-mark-end text:id="IMark4681249136"/></text:p>
      <text:p text:style-name="P3"><text:span text:style-name="Assertion">A6.4.3-31 [</text:span>JDO implementations must support fields of <text:alphabetical-index-mark-start text:id="IMark4681249136" text:main-entry="true"/><text:span text:style-name="T1">Object</text:span> class type<text:alphabetical-index-mark-end text:id="IMark4681249136"/>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Portable JDO applications must not depend on whether these fields are treated as SCOs or FCOs.</text:p>
      <text:p text:style-name="P9"><text:bookmark text:name="X-102010281"/><text:tab/><text:tab/><text:alphabetical-index-mark-start text:id="IMark4681249136" text:main-entry="true"/>Collection<text:alphabetical-index-mark-end text:id="IMark4681249136"/> Interface types</text:p>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4681249136" text:main-entry="true"/><text:span text:style-name="T1">Collection</text:span><text:alphabetical-index-mark-end text:id="IMark4681249136"/>],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4681249616" text:main-entry="true"/><text:span text:style-name="T1">Collection</text:span><text:alphabetical-index-mark-end text:id="IMark4681249616"/><text:span text:style-name="T1">, Map,</text:span> and <text:span text:style-name="T1">Set</text:span> are required; <text:span text:style-name="T1">List</text:span> is optional.</text:p>
      <text:p text:style-name="P3">Portable JDO applications must not depend on whether these fields are treated as SCOs or FCOs.</text:p>
      <text:p text:style-name="P9"><text:tab/><text:tab/>Other Interface types</text:p>
      <text:p text:style-name="P3"><text:span text:style-name="Assertion">A6.4.3-37 [</text:span>JDO implementations must support fields of interface types other than <text:alphabetical-index-mark-start text:id="IMark4681249616" text:main-entry="true"/><text:span text:style-name="T1">Collection</text:span><text:alphabetical-index-mark-end text:id="IMark4681249616"/>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p text:style-name="P9"><text:bookmark text:name="X-102009040"/><text:tab/><text:tab/><text:alphabetical-index-mark-start text:id="IMark4681249616" text:main-entry="true"/>Arrays<text:alphabetical-index-mark-end text:id="IMark4681249616"/></text:p>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4681249616" text:main-entry="true"/>Arrays<text:alphabetical-index-mark-end text:id="IMark4681249616"/> are supported by JDO implementations, they are permitted, but not required, to track changes made to <text:alphabetical-index-mark-start text:id="IMark4681249136" text:main-entry="true"/>Arrays<text:alphabetical-index-mark-end text:id="IMark4681249136"/> that are fields of <text:alphabetical-index-mark-start text:id="IMark4681250096" text:main-entry="true"/>persistence capable<text:alphabetical-index-mark-end text:id="IMark4681250096"/> classes in the methods of the classes.<text:span text:style-name="Assertion">]</text:span> They need not track changes made to <text:alphabetical-index-mark-start text:id="IMark4681249904" text:main-entry="true"/>Arrays<text:alphabetical-index-mark-end text:id="IMark4681249904"/> that are passed by reference as arguments to methods, including methods of persistence-capable classes.</text:p>
      <text:p text:style-name="P3">Portable JDO applications must not depend on whether these fields are treated as SCOs or FCOs.</text:p>
      <text:p text:style-name="P9"><text:bookmark text:name="X-102006911"/><text:tab/><text:tab/>Enums</text:p>
      <text:p text:style-name="P3">JDO implementations that support Java 5 must support fields of <text:alphabetical-index-mark-start text:id="IMark4681249904" text:main-entry="true"/><text:span text:style-name="T1">enum</text:span><text:alphabetical-index-mark-end text:id="IMark4681249904"/> types and collections of as <text:alphabetical-index-mark-start text:id="IMark4681250096" text:main-entry="true"/><text:span text:style-name="T1">enum</text:span><text:alphabetical-index-mark-end text:id="IMark4681250096"/> types identified above and optionally <text:alphabetical-index-mark-start text:id="IMark4681249136" text:main-entry="true"/>arrays<text:alphabetical-index-mark-end text:id="IMark4681249136"/> of <text:alphabetical-index-mark-start text:id="IMark4681249616" text:main-entry="true"/><text:span text:style-name="T1">enum</text:span><text:alphabetical-index-mark-end text:id="IMark4681249616"/> types. If <text:alphabetical-index-mark-start text:id="IMark4681250192" text:main-entry="true"/>arrays<text:alphabetical-index-mark-end text:id="IMark4681250192"/> are supported, <text:alphabetical-index-mark-start text:id="IMark4681250288" text:main-entry="true"/>arrays<text:alphabetical-index-mark-end text:id="IMark4681250288"/> of <text:span text:style-name="T1">enums</text:span> must be supported.</text:p>
      <text:p text:style-name="P3">Portable JDO applications must not depend on whether these fields are treated as SCOs or FCOs.<text:change-start text:change-id="ct140414456733264"/></text:p>
      <text:p text:style-name="P9"><text:tab/><text:tab/>Optional&lt;T&gt;</text:p>
      <text:p text:style-name="P11">JDO implementations mu<text:span text:style-name="T11">st support fields of type Optional&lt;T&gt;. T might be an</text:span><text:change-end text:change-id="ct140414456733264"/><text:change-start text:change-id="ct140414438112160"/><text:span text:style-name="T9"> Immutable Object Class type, java.util.Date, Enum type, or Persistence-capable Class type. They may be mapped to nullable datastore types or to Optional&lt;T&gt; types at the option of the JDO implementation.</text:span><text:change-end text:change-id="ct140414438112160"/><text:change-start text:change-id="ct140414456815792"/></text:p>
      <text:p text:style-name="P11"><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change-end text:change-id="ct140414456815792"/></text:p>
      <text:h text:style-name="P13" text:outline-level="3"><text:soft-page-break/>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3" text:outline-level="3">Complex <text:alphabetical-index-mark-start text:id="IMark4681250288" text:main-entry="true"/>enum<text:alphabetical-index-mark-end text:id="IMark4681250288"/> types</text:h>
      <text:p text:style-name="P3">Complex <text:alphabetical-index-mark-start text:id="IMark4681250288" text:main-entry="true"/>enum<text:alphabetical-index-mark-end text:id="IMark4681250288"/>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4681250192" text:main-entry="true"/>enum<text:alphabetical-index-mark-end text:id="IMark4681250192"/> types are not persistent.</text:p>
      <text:p text:style-name="P5"><draw:frame draw:style-name="fr2" draw:name="7" text:anchor-type="as-char" svg:width="2.7917in" svg:height="0.1346in" draw:z-index="7"><draw:image xlink:href="Pictures/2000000900000FB5000000C9DF37253B.wmf" xlink:type="simple" xlink:show="embed" xlink:actuate="onLoad"/></draw:frame></text:p>
      <text:h text:style-name="P14" text:outline-level="2"><text:alphabetical-index-mark-start text:id="IMark4681250192" text:main-entry="true"/>Inheritance<text:alphabetical-index-mark-end text:id="IMark4681250192"/></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4681250192" text:main-entry="true"/>inheritance<text:alphabetical-index-mark-end text:id="IMark4681250192"/>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ext:soft-page-break/>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4681250192" text:main-entry="true"/>inheritance<text:alphabetical-index-mark-end text:id="IMark4681250192"/>: </text:p>
      <text:p text:style-name="P3">Key fields may be declared only in abstract superclasses and least-derived concrete classes in <text:alphabetical-index-mark-start text:id="IMark4681250192" text:main-entry="true"/>inheritance<text:alphabetical-index-mark-end text:id="IMark4681250192"/> hierarchies. Key fields declared in these classes must also be declared in the corresponding objectid classes, and the objectid classes must form an <text:alphabetical-index-mark-start text:id="IMark4681249616" text:main-entry="true"/>inheritance<text:alphabetical-index-mark-end text:id="IMark4681249616"/> hierarchy corresponding to the <text:alphabetical-index-mark-start text:id="IMark4681250288" text:main-entry="true"/>inheritance<text:alphabetical-index-mark-end text:id="IMark4681250288"/> hierarchy of the persistence-capable classes. A persistence-capable class can only have one concrete objectid class anywhere in its <text:alphabetical-index-mark-start text:id="IMark4681249136" text:main-entry="true"/>inheritance<text:alphabetical-index-mark-end text:id="IMark4681249136"/>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4681249136" text:main-entry="true"/>inheritance<text:alphabetical-index-mark-end text:id="IMark4681249136"/>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23:19.44</meta:creation-date>
    <meta:editing-duration>PT47M54S</meta:editing-duration>
    <meta:generator>OpenOffice/4.1.2$Unix OpenOffice.org_project/412m3$Build-9782</meta:generator>
    <dc:title>JDO_Chapter</dc:title>
    <dc:date>2016-09-23T09:47:07</dc:date>
    <dc:creator>Craig Russell</dc:creator>
    <meta:document-statistic meta:table-count="0" meta:image-count="8" meta:object-count="0" meta:page-count="10" meta:paragraph-count="129" meta:word-count="3885" meta:character-count="246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